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Arial" fo:font-size="14pt" officeooo:rsid="000abab6" officeooo:paragraph-rsid="000abab6" style:font-size-asian="14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style:font-name="Arial" fo:font-size="14pt" officeooo:rsid="000abab6" officeooo:paragraph-rsid="000abab6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Arial" fo:font-size="14pt" officeooo:rsid="000df80f" officeooo:paragraph-rsid="000df80f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mpiran 1 – Penawaran Pengadaan Notebook</text:p>
      <text:p text:style-name="P1">No. : 010/KS/X/2014</text:p>
      <text:p text:style-name="P1">Hal : Penawaran Pengadaan Notebook</text:p>
      <text:p text:style-name="P1">Lampiran : -</text:p>
      <text:p text:style-name="P1">Kepada Yth.</text:p>
      <text:p text:style-name="P1">Bpk Ir. Budi Supardiman</text:p>
      <text:p text:style-name="P1">Direktur PT. Damai Sentosa</text:p>
      <text:p text:style-name="P1">Jl. Sentosa Raya No. 100</text:p>
      <text:p text:style-name="P1">Depok</text:p>
      <text:p text:style-name="P1">Dengan hormat,</text:p>
      <text:p text:style-name="P1">Melalui surat ini kami bermaksud menawarkan pengadaan notebook di perusahaan yang</text:p>
      <text:p text:style-name="P1">bapak pimpin.</text:p>
      <text:p text:style-name="P1">Adapun penawaran yang kami ajukan adalah sbb:</text:p>
      <text:p text:style-name="P1">No.</text:p>
      <text:p text:style-name="P1">Items</text:p>
      <text:p text:style-name="P1">Jumlah</text:p>
      <text:p text:style-name="P1">Harga Satuan</text:p>
      <text:p text:style-name="P1">Harga Total</text:p>
      <text:p text:style-name="P1">1 ACER Aspire Slim V5-471P 5 Rp7,100,000 Rp35,500,000</text:p>
      <text:p text:style-name="P1">2 ASUS A451LB-WX076D 5 Rp6,200,000 Rp31,000,000</text:p>
      <text:p text:style-name="P1">3 LENOVO ThinkPad Edge E440-Q00 5 Rp7,400,000 Rp37,000,000</text:p>
      <text:p text:style-name="P1">Total Rp103,500,000</text:p>
      <text:p text:style-name="P1">Demikian surat penawaran ini kami sampaikan, atas perhatian dan kerjasama bapak kami</text:p>
      <text:p text:style-name="P1">ucapkan</text:p>
      <text:p text:style-name="P1">terima kasih.</text:p>
      <text:p text:style-name="P1">Depok, 10 Oktober 2014</text:p>
      <text:p text:style-name="P1">PT. Keluarga Sejahtera</text:p>
      <text:p text:style-name="P1"/>
      <text:p text:style-name="P3"><text:soft-page-break/>COb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8:46:12.884069551</meta:creation-date>
    <dc:date>2018-10-12T10:07:51.230208646</dc:date>
    <meta:editing-duration>PT20M15S</meta:editing-duration>
    <meta:editing-cycles>2</meta:editing-cycles>
    <meta:generator>LibreOffice/5.4.7.2$Linux_X86_64 LibreOffice_project/c838ef25c16710f8838b1faec480ebba495259d0</meta:generator>
    <meta:document-statistic meta:table-count="0" meta:image-count="0" meta:object-count="0" meta:page-count="2" meta:paragraph-count="28" meta:word-count="108" meta:character-count="714" meta:non-whitespace-character-count="633"/>
  </office:meta>
</office:document-meta>
</file>